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EST CASES Explained</text:span></text:p>
      <text:p text:style-name="P2"><text:span text:style-name="T1">Owned assigns the owner to the contract</text:span></text:p>
      <text:p text:style-name="P2"><text:span text:style-name="T1">transfer : Asks fo Address, value to be transferred and percentage reused and this Transfers the amount to the specified address from the regulators balance.</text:span></text:p>
      <text:p text:style-name="P2"><text:span text:style-name="T1">totalshareholders: count the the no of participants after each transaction using transfer</text:span></text:p>
      <text:p text:style-name="P2"><text:span text:style-name="T1">shareholdersBalance: Shows total amount that has been transferred so far in all the accounts</text:span></text:p>
      <text:p text:style-name="P2"><text:span text:style-name="T1">payDividents(): shows the Stock Price and transfers the same price amount to each overachieved shareholder.</text:span></text:p>
      <text:p text:style-name="P2"><text:span text:style-name="T1">transfer From : Transfers amount<text:s text:c="2"/>from address , to another address . Used for further progressing trade between organizations.</text:span></text:p>
      <text:p text:style-name="P2"><text:span text:style-name="T1">IssueWRC: Mints the currency to the regulators account</text:span></text:p>
      <text:p text:style-name="P2"><text:span text:style-name="T1">Withdraw: It allows to Withdraw the amount </text:span></text:p>
      <text:p text:style-name="P2"><text:span text:style-name="T1">approve: It check the allowances and<text:s text:c="2"/>returns succes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